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75in" fo:margin-left="-0.0813in" fo:margin-top="0in" fo:margin-bottom="0in" table:align="left"/>
    </style:style>
    <style:style style:name="Table1.A" style:family="table-column">
      <style:table-column-properties style:column-width="3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2" style:family="table">
      <style:table-properties style:width="3.75in" fo:margin-left="-0.0813in" fo:margin-top="0in" fo:margin-bottom="0in" table:align="left"/>
    </style:style>
    <style:style style:name="Table2.A" style:family="table-column">
      <style:table-column-properties style:column-width="3.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text-indent="0in" style:auto-text-indent="false" style:page-number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30pt" style:font-size-asian="30pt" style:font-size-complex="30pt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in" fo:end-indent="0.1252in"/>
          <style:column style:rel-width="32768*" fo:start-indent="0.1252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<text:span text:style-name="T1">Program Name:</text:span></text:p>
        <text:p text:style-name="P1"/>
        <text:p text:style-name="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"><text:span text:style-name="T1">Dialogue:</text:span></text:p>
              <text:p text:style-name="P4"/>
              <text:p text:style-name="P4"/>
            </table:table-cell>
          </table:table-row>
          <table:table-row table:style-name="Table1.1">
            <table:table-cell table:style-name="Table1.A2" office:value-type="string">
              <text:p text:style-name="P4"><text:span text:style-name="T1">Owner comment:</text:span></text:p>
              <text:p text:style-name="P7"/>
              <text:p text:style-name="P7"/>
              <text:p text:style-name="P4">Improvement ▢ <text:s text:c="11"/>Remove ▢ <text:s text:c="15"/>Done ▢</text:p>
            </table:table-cell>
          </table:table-row>
        </table:table>
        <text:p text:style-name="P1"/>
        <text:p text:style-name="P2"><text:span text:style-name="T2">⬇</text:span></text:p>
        <text:p text:style-name="P1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5"><text:span text:style-name="T1">Action:</text:span></text:p>
              <text:p text:style-name="P6"/>
            </table:table-cell>
          </table:table-row>
        </table:table>
        <text:p text:style-name="P1"/>
        <text:p text:style-name="P9"><text:span text:style-name="T2">⬇</text:span>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0.3752in" fo:margin-left="0.4374in" fo:margin-right="0.3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26in" fo:margin-left="0in" fo:margin-right="0in" fo:margin-bottom="0.2728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126in" fo:margin-bottom="0.3752in" fo:margin-left="0.4374in" fo:margin-right="0.3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7" meta:word-count="14" meta:character-count="100" meta:non-whitespace-character-count="67"/>
    <meta:generator>LibreOfficeDev/6.0.5.2$Linux_X86_64 LibreOffice_project/</meta:generator>
  </office:meta>
</office:document-meta>
</file>